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2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116cm" fo:min-width="3.2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18cm" fo:min-width="0.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654cm" fo:min-width="6.004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956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5.066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10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116cm" fo:min-width="4.3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1cm" loext:decorative="false"/>
      <style:paragraph-properties style:writing-mode="lr-tb"/>
    </style:style>
    <style:style style:name="gr16" style:family="graphic" style:parent-style-name="standard">
      <style:graphic-properties draw:stroke="none" svg:stroke-width="0.02cm" draw:marker-start-width="0.33cm" draw:marker-end-width="0.33cm" draw:fill-color="#069a2e" draw:textarea-horizontal-align="justify" draw:textarea-vertical-align="middle" draw:auto-grow-height="false" fo:min-height="0.301cm" fo:min-width="1.84cm" fo:padding-top="0.05cm" fo:padding-bottom="0.05cm" fo:padding-left="0.08cm" fo:padding-right="0.0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301cm" fo:min-width="1.84cm" fo:padding-top="0.05cm" fo:padding-bottom="0.05cm" fo:padding-left="0.08cm" fo:padding-right="0.08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style:paragraph-properties fo:text-align="center"/>
      <style:text-properties fo:font-size="8pt"/>
    </style:style>
    <style:style style:name="P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0pt" style:font-size-complex="10pt"/>
    </style:style>
    <style:style style:name="P5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8" style:family="paragraph">
      <style:text-properties style:font-name="IBM Plex Sans"/>
    </style:style>
    <style:style style:name="P9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1" style:family="paragraph">
      <loext:graphic-properties draw:fill-color="#069a2e"/>
      <style:paragraph-properties fo:text-align="start" style:writing-mode="lr-tb"/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2" style:family="paragraph"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3" style:family="paragraph">
      <loext:graphic-properties draw:fill-color="#c9211e"/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14" style:family="paragraph">
      <style:text-properties fo:color="#5b277d" loext:opacity="100%"/>
    </style:style>
    <style:style style:name="P15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T1" style:family="text">
      <style:text-properties fo:color="#8d281e" loext:opacity="100%" style:font-name="IBM Plex Sans" fo:font-size="10.5pt" style:font-size-asian="10.5pt" style:font-size-complex="10.5pt"/>
    </style:style>
    <style:style style:name="T2" style:family="text">
      <style:text-properties fo:color="#757575" loext:opacity="100%" style:font-name="IBM Plex Sans" fo:font-weight="bold" style:font-size-asian="10.5pt" style:font-size-complex="10.5pt"/>
    </style:style>
    <style:style style:name="T3" style:family="text">
      <style:text-properties fo:color="#069a2e" loext:opacity="100%" style:font-name="IBM Plex Sans" fo:font-size="10.5pt" style:font-size-asian="10.5pt" style:font-size-complex="10.5pt"/>
    </style:style>
    <style:style style:name="T4" style:family="text">
      <style:text-properties style:font-name="IBM Plex Sans" fo:font-size="10.5pt" style:font-size-asian="10.5pt" style:font-size-complex="10.5pt"/>
    </style:style>
    <style:style style:name="T5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6" style:family="text">
      <style:text-properties fo:color="#ffffff" loext:opacity="100%" style:font-name="IBM Plex Sans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2cm" svg:y1="2cm" svg:x2="3.4cm" svg:y2="2cm">
          <text:p/>
        </draw:line>
        <draw:custom-shape draw:style-name="gr2" draw:text-style-name="P1" draw:layer="layout" svg:width="3.8cm" svg:height="1.4cm" svg:x="0.9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17cm" svg:height="0.751cm" svg:x="0.3cm" svg:y="0.7cm">
          <draw:text-box>
            <text:p><text:span text:style-name="T1">Infrastructure VLAN</text:span></text:p>
          </draw:text-box>
        </draw:frame>
        <draw:custom-shape draw:style-name="gr4" draw:text-style-name="P1" draw:layer="layout" svg:width="1.4cm" svg:height="2.5cm" svg:x="4.1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6cm" svg:height="3cm" svg:x="9.2cm" svg:y="0.3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2cm" svg:y1="2cm" svg:x2="1.4cm" svg:y2="2cm">
          <text:p/>
        </draw:line>
        <draw:frame draw:style-name="gr6" draw:text-style-name="P4" draw:layer="layout" svg:width="2.295cm" svg:height="0.751cm" svg:x="3.801cm" svg:y="3.201cm">
          <draw:text-box>
            <text:p text:style-name="P3"><text:span text:style-name="T2">Hub Router</text:span></text:p>
          </draw:text-box>
        </draw:frame>
        <draw:frame draw:style-name="gr7" draw:text-style-name="P4" draw:layer="layout" svg:width="4.134cm" svg:height="0.751cm" svg:x="11.002cm" svg:y="3.202cm">
          <draw:text-box>
            <text:p text:style-name="P3"><text:span text:style-name="T2">Spoke Router &amp; Hosting VM</text:span></text:p>
          </draw:text-box>
        </draw:frame>
        <draw:custom-shape draw:style-name="gr8" draw:text-style-name="P1" draw:layer="layout" svg:width="5.6cm" svg:height="2.4cm" svg:x="10cm" svg:y="0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84cm" svg:height="0.751cm" svg:x="12.2cm" svg:y="0.201cm">
          <draw:text-box>
            <text:p><text:span text:style-name="T3">Container VLAN</text:span></text:p>
          </draw:text-box>
        </draw:frame>
        <draw:connector draw:style-name="gr10" draw:text-style-name="P6" draw:layer="layout" draw:type="line" svg:x1="12.9cm" svg:y1="2cm" svg:x2="12.1cm" svg:y2="2cm" draw:start-shape="id1" draw:start-glue-point="3" draw:end-shape="id2" draw:end-glue-point="1" svg:d="M12900 2000h-800" svg:viewBox="0 0 801 1">
          <text:p/>
        </draw:connector>
        <draw:frame draw:style-name="gr11" draw:text-style-name="P6" xml:id="id2" draw:id="id2" draw:layer="layout" svg:width="1.2cm" svg:height="1.2cm" svg:x="10.9cm" svg:y="1.4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0" draw:text-style-name="P6" draw:layer="layout" draw:type="line" svg:x1="12.9cm" svg:y1="2.7cm" svg:x2="12.1cm" svg:y2="2.303cm" draw:start-shape="id3" draw:start-glue-point="3" draw:end-shape="id2" draw:end-glue-point="4" svg:d="M12900 2700l-800-397" svg:viewBox="0 0 801 398">
          <text:p/>
        </draw:connector>
        <draw:connector draw:style-name="gr10" draw:text-style-name="P6" draw:layer="layout" draw:type="line" svg:x1="12.9cm" svg:y1="1.3cm" svg:x2="12.1cm" svg:y2="1.708cm" draw:start-shape="id4" draw:start-glue-point="3" draw:end-shape="id2" draw:end-glue-point="5" svg:d="M12900 1300l-800 408" svg:viewBox="0 0 801 409">
          <text:p/>
        </draw:connector>
        <draw:connector draw:style-name="gr10" draw:text-style-name="P6" draw:layer="layout" draw:type="line" svg:x1="10.446cm" svg:y1="1.998cm" svg:x2="10.9cm" svg:y2="2cm" draw:end-shape="id2" draw:end-glue-point="3" svg:d="M10446 1998l454 2" svg:viewBox="0 0 455 3">
          <text:p/>
        </draw:connector>
        <draw:frame draw:style-name="gr11" draw:text-style-name="P6" draw:layer="layout" svg:width="1.2cm" svg:height="1.2cm" svg:x="2.2cm" svg:y="1.4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frame draw:style-name="gr11" draw:text-style-name="P6" draw:layer="layout" svg:width="1.2cm" svg:height="1.2cm" svg:x="0.2cm" svg:y="1.4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4.2cm" svg:y="1.4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9.3cm" svg:y="1.4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2" draw:text-style-name="P1" draw:layer="layout" svg:width="4.9cm" svg:height="1.4cm" svg:x="4.9cm" svg:y="1.3cm">
          <text:p/>
          <draw:enhanced-geometry svg:viewBox="0 0 21600 21600" draw:type="rectangle" draw:enhanced-path="M 0 0 L 21600 0 21600 21600 0 21600 0 0 Z N"/>
        </draw:custom-shape>
        <draw:frame draw:style-name="gr13" draw:text-style-name="P7" xml:id="id1" draw:id="id1" draw:layer="layout" svg:width="2.5cm" svg:height="0.6cm" svg:x="12.9cm" svg:y="1.7cm">
          <draw:text-box>
            <text:p><text:span text:style-name="T4">Container1</text:span></text:p>
          </draw:text-box>
        </draw:frame>
        <draw:frame draw:style-name="gr13" draw:text-style-name="P7" xml:id="id4" draw:id="id4" draw:layer="layout" svg:width="2.5cm" svg:height="0.6cm" svg:x="12.9cm" svg:y="1cm">
          <draw:text-box>
            <text:p><text:span text:style-name="T4">Container0</text:span></text:p>
          </draw:text-box>
        </draw:frame>
        <draw:frame draw:style-name="gr13" draw:text-style-name="P7" xml:id="id3" draw:id="id3" draw:layer="layout" svg:width="2.5cm" svg:height="0.6cm" svg:x="12.9cm" svg:y="2.4cm">
          <draw:text-box>
            <text:p><text:span text:style-name="T4">Container2</text:span></text:p>
          </draw:text-box>
        </draw:frame>
        <draw:line draw:style-name="gr14" draw:text-style-name="P6" draw:layer="layout" svg:x1="4.75cm" svg:y1="3.987cm" svg:x2="9.9cm" svg:y2="4cm">
          <text:p/>
        </draw:line>
        <draw:frame draw:style-name="gr15" draw:text-style-name="P9" draw:layer="layout" svg:width="4.61cm" svg:height="0.708cm" svg:x="4.9cm" svg:y="3.837cm">
          <draw:text-box>
            <text:p text:style-name="P8"><text:span text:style-name="T5">Data VLAN PPPoE Session</text:span></text:p>
          </draw:text-box>
        </draw:frame>
        <draw:custom-shape draw:style-name="gr16" draw:text-style-name="P11" draw:layer="layout" svg:width="1.999cm" svg:height="0.4cm" draw:transform="skewX (0.00244346095279206) translate (4.701cm 4.5cm)">
          <text:p text:style-name="P10"><text:span text:style-name="T6">static route</text:span></text:p>
          <draw:enhanced-geometry svg:viewBox="0 0 21600 21600" draw:text-areas="0 0 21600 21600" draw:type="pentagon-right" draw:modifiers="18057.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1.999cm" svg:height="0.4cm" draw:transform="skewX (0.00244346095279206) translate (7.901cm 4.5cm)">
          <text:p text:style-name="P12"><text:span text:style-name="T6">default route</text:span></text:p>
          <draw:enhanced-geometry svg:viewBox="0 0 21600 21600" draw:mirror-vertical="false" draw:mirror-horizontal="true" draw:text-areas="0 0 21600 21600" draw:type="pentagon-right" draw:modifiers="18716.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15" draw:layer="layout" svg:width="3.817cm" svg:height="0.751cm" svg:x="5.501cm" svg:y="0.701cm">
          <draw:text-box>
            <text:p text:style-name="P14"><text:span text:style-name="T4">Management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18T16:22:22.500707084</dc:date>
    <dc:creator>Philippe Latu</dc:creator>
    <meta:editing-duration>PT9H21S</meta:editing-duration>
    <meta:editing-cycles>62</meta:editing-cycles>
    <meta:generator>LibreOffice/24.8.1.2$MacOSX_X86_64 LibreOffice_project/87fa9aec1a63e70835390b81c40bb8993f1d4ff6</meta:generator>
    <meta:document-statistic meta:object-count="28"/>
  </office:meta>
</office:document-meta>
</file>